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Header">
      <style:paragraph-properties>
        <style:tab-stops/>
      </style:paragraph-properties>
      <style:text-properties style:font-name="Arial"/>
    </style:style>
    <style:style style:name="P4" style:family="paragraph" style:parent-style-name="Header">
      <style:paragraph-properties fo:margin-left="1.249cm" fo:margin-right="0cm" fo:text-indent="0cm" style:auto-text-indent="false">
        <style:tab-stops/>
      </style:paragraph-properties>
      <style:text-properties style:use-window-font-color="true" style:font-name="Arial" fo:font-size="12pt" fo:language="ca" fo:country="ES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P5" style:family="paragraph" style:parent-style-name="Header">
      <style:paragraph-properties fo:margin-left="1.249cm" fo:margin-right="0cm" fo:line-height="150%" fo:text-align="start" style:justify-single-word="false" fo:hyphenation-ladder-count="no-limit" fo:text-indent="0cm" style:auto-text-indent="false">
        <style:tab-stops/>
      </style:paragraph-properties>
      <style:text-properties style:use-window-font-color="true" style:font-name="Arial" fo:font-size="12pt" fo:language="ca" fo:country="ES" style:font-name-asian="Times New Roman" style:font-size-asian="10.5pt" style:font-name-complex="Times New Roman" style:font-size-complex="12pt" style:language-complex="ar" style:country-complex="SA" style:font-weight-complex="bold" fo:hyphenate="true" fo:hyphenation-remain-char-count="2" fo:hyphenation-push-char-count="2"/>
    </style:style>
    <style:style style:name="P6" style:family="paragraph" style:parent-style-name="Standard" style:list-style-name="WW8Num2">
      <style:paragraph-properties fo:margin-left="0cm" fo:margin-right="0cm" fo:hyphenation-ladder-count="no-limit" fo:text-indent="0cm" style:auto-text-indent="false"/>
      <style:text-properties style:font-name="Arial" fo:hyphenate="true" fo:hyphenation-remain-char-count="2" fo:hyphenation-push-char-count="2"/>
    </style:style>
    <style:style style:name="P7" style:family="paragraph" style:parent-style-name="Standard" style:list-style-name="WW8Num2">
      <style:paragraph-properties fo:margin-left="0cm" fo:margin-right="0cm" fo:hyphenation-ladder-count="no-limit" fo:text-indent="0cm" style:auto-text-indent="false">
        <style:tab-stops/>
      </style:paragraph-properties>
      <style:text-properties style:font-name="Arial" fo:hyphenate="true" fo:hyphenation-remain-char-count="2" fo:hyphenation-push-char-count="2"/>
    </style:style>
    <style:style style:name="P8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9" style:family="paragraph" style:parent-style-name="Header" style:master-page-name="First_20_Page">
      <style:paragraph-properties style:page-number="auto">
        <style:tab-stops/>
      </style:paragraph-properties>
      <style:text-properties style:font-name="Arial"/>
    </style:style>
    <style:style style:name="P10" style:family="paragraph" style:parent-style-name="Header" style:list-style-name="L1">
      <style:paragraph-properties fo:margin-left="0cm" fo:margin-right="0cm" fo:text-indent="0cm" style:auto-text-indent="false">
        <style:tab-stops/>
      </style:paragraph-properties>
      <style:text-properties style:font-name="Arial"/>
    </style:style>
    <style:style style:name="T1" style:family="text">
      <style:text-properties fo:language="es" fo:country="ES"/>
    </style:style>
    <style:style style:name="T2" style:family="text">
      <style:text-properties officeooo:rsid="001958c0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ctivitat a realitzar individual. </text:p>
      <text:p text:style-name="P3"/>
      <text:list xml:id="list681434450" text:style-name="L1">
        <text:list-item>
          <text:p text:style-name="P10">Es tracta de dissenyar una base de dades per a una xarxa d’agències especialitzades en el lloguer i la compra de pisos.</text:p>
          <text:p text:style-name="P10"/>
        </text:list-item>
      </text:list>
      <text:list xml:id="list2683670611" text:style-name="WW8Num2">
        <text:list-item>
          <text:p text:style-name="P6">Cada agència té un conjunt de venedors que només poden pertànyer a una sola agència. </text:p>
        </text:list-item>
        <text:list-item>
          <text:p text:style-name="P6">Sobre les agències interessa guardar, la seva adreça, telèfons (poden ser varis), etc. A més, cada agència té assignada una sola zona d’actuació.</text:p>
        </text:list-item>
        <text:list-item>
          <text:p text:style-name="P6">Les agències disposen de pisos, dividits en dos categories, pisos per llogar o pisos per vendre. En el primer cas guardarem el preu del lloguer i la fiança que s’ha de dipositar i en el segon cas guardarem el preu de venta i un indicador que ens informarà si el pis està o no hipotecat. En els dos casos ens interessa conèixer els metros quadrats, el número d’habitacions, número de lavabos, tipus de gas i si és interior o exterior.</text:p>
        </text:list-item>
        <text:list-item>
          <text:p text:style-name="P6">Cada pis té un únic propietari del qual ens interessa conèixer el seu nom, adreça i el telèfon de contacte.</text:p>
        </text:list-item>
        <text:list-item>
          <text:p text:style-name="P6">Un client pot anar a varies agències i a cada agència se li assignarà un únic venedor. </text:p>
        </text:list-item>
        <text:list-item>
          <text:p text:style-name="P7">Si el client està interessat en un pis, donarà una paga i senyal per reservar el pis que desitja. Hem de guardar la quantitat de paga i senyal que ens dóna el client.</text:p>
        </text:list-item>
      </text:list>
      <text:p text:style-name="P4"/>
      <text:p text:style-name="P4">Afegir els camps i la informació necessària per que el disseny sigui correcte. Realitzeu el disseny <text:span text:style-name="T2">conceptual</text:span> de la base de dades mitjançant el model ER.</text:p>
      <text:p text:style-name="P4">Realitzar l'extracció de les relacions.</text:p>
      <text:p text:style-name="P5">Representa un mínim de tres restriccions de domin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space-before="1.376cm" text:min-label-width="0.635cm"/>
      </text:list-level-style-number>
      <text:list-level-style-number text:level="2" style:num-suffix="." style:num-format="a" style:num-letter-sync="true">
        <style:list-level-properties text:space-before="2.646cm" text:min-label-width="0.635cm"/>
      </text:list-level-style-number>
      <text:list-level-style-number text:level="3" style:num-suffix="." style:num-format="i">
        <style:list-level-properties text:min-label-width="4.551cm" text:min-label-distance="0.318cm" fo:text-align="end"/>
      </text:list-level-style-number>
      <text:list-level-style-number text:level="4" style:num-suffix="." style:num-format="1">
        <style:list-level-properties text:space-before="5.186cm" text:min-label-width="0.635cm"/>
      </text:list-level-style-number>
      <text:list-level-style-number text:level="5" style:num-suffix="." style:num-format="a" style:num-letter-sync="true">
        <style:list-level-properties text:space-before="6.456cm" text:min-label-width="0.635cm"/>
      </text:list-level-style-number>
      <text:list-level-style-number text:level="6" style:num-suffix="." style:num-format="i">
        <style:list-level-properties text:min-label-width="8.361cm" text:min-label-distance="0.318cm" fo:text-align="end"/>
      </text:list-level-style-number>
      <text:list-level-style-number text:level="7" style:num-suffix="." style:num-format="1">
        <style:list-level-properties text:space-before="8.996cm" text:min-label-width="0.635cm"/>
      </text:list-level-style-number>
      <text:list-level-style-number text:level="8" style:num-suffix="." style:num-format="a" style:num-letter-sync="true">
        <style:list-level-properties text:space-before="10.266cm" text:min-label-width="0.635cm"/>
      </text:list-level-style-number>
      <text:list-level-style-number text:level="9" style:num-suffix="." style:num-format="i">
        <style:list-level-properties text:min-label-width="12.17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language="es" fo:country="ES"/>
    </style:style>
    <style:page-layout style:name="Mpm1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11cm" fo:margin-left="0cm" fo:margin-right="0cm" fo:margin-bottom="0.612cm" style:dynamic-spacing="true"/>
      </style:header-style>
      <style:footer-style>
        <style:header-footer-properties fo:min-height="0.956cm" fo:margin-left="0cm" fo:margin-right="0cm" fo:margin-top="0.857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56cm" fo:margin-left="0cm" fo:margin-right="0cm" fo:margin-top="0.85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text:tab/></text:span>Pàgina <text:page-number text:select-page="current">0</text:page-number><text:s/>de <text:page-count style:num-format="1">1</text:page-count></text:p>
      </style:footer>
    </style:master-page>
    <style:master-page style:name="First_20_Page" style:display-name="First Page" style:page-layout-name="Mpm2" style:next-style-name="Standard">
      <style:footer>
        <text:p text:style-name="MP2"><text:tab/><text:tab/>Pàgina <text:page-number text:select-page="current">1</text:page-number><text:s/>de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s</meta:initial-creator>
    <meta:creation-date>2007-09-15T16:35:00</meta:creation-date>
    <dc:date>2020-02-26T09:16:04.290843824</dc:date>
    <meta:print-date>2004-09-14T16:47:00</meta:print-date>
    <meta:editing-cycles>37</meta:editing-cycles>
    <meta:editing-duration>PT5H20M55S</meta:editing-duration>
    <meta:document-statistic meta:table-count="0" meta:image-count="0" meta:object-count="0" meta:page-count="1" meta:paragraph-count="13" meta:word-count="268" meta:character-count="1465" meta:non-whitespace-character-count="1210"/>
    <meta:user-defined meta:name="Informació 1"/>
    <meta:user-defined meta:name="Informació 2"/>
    <meta:user-defined meta:name="Informació 3"/>
    <meta:user-defined meta:name="Informació 4"/>
  </office:meta>
</office:document-meta>
</file>